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1f88" officeooo:paragraph-rsid="001f1f88"/>
    </style:style>
    <style:style style:name="P2" style:family="paragraph" style:parent-style-name="Standard">
      <style:text-properties fo:font-size="18pt" fo:font-weight="bold" officeooo:rsid="001f1f88" officeooo:paragraph-rsid="001f1f88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1f1f88" officeooo:paragraph-rsid="001f1f88"/>
    </style:style>
    <style:style style:name="P4" style:family="paragraph" style:parent-style-name="Standard">
      <style:text-properties officeooo:rsid="00212f5e" officeooo:paragraph-rsid="00212f5e"/>
    </style:style>
    <style:style style:name="T1" style:family="text">
      <style:text-properties officeooo:rsid="001f6f3a"/>
    </style:style>
    <style:style style:name="T2" style:family="text">
      <style:text-properties officeooo:rsid="00201429"/>
    </style:style>
    <style:style style:name="T3" style:family="text">
      <style:text-properties style:text-underline-style="solid" style:text-underline-width="auto" style:text-underline-color="font-color" officeooo:rsid="00201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ND – Adversarial Game Playing Agent</text:p>
      <text:p text:style-name="P1"/>
      <text:p text:style-name="P1">I implemented the Monte Carlo Tree Search algorithm.</text:p>
      <text:p text:style-name="P1">Here’s the performance, that is the % of successes agains several <text:span text:style-name="T2">algorithms</text:span>, over 20 tests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andom</text:p>
          </table:table-cell>
          <table:table-cell table:style-name="Table1.A1" office:value-type="string">
            <text:p text:style-name="P3">Greedy</text:p>
          </table:table-cell>
          <table:table-cell table:style-name="Table1.D1" office:value-type="string">
            <text:p text:style-name="P3">MiniMax</text:p>
          </table:table-cell>
        </table:table-row>
        <table:table-row table:style-name="Table1.2">
          <table:table-cell table:style-name="Table1.A2" office:value-type="string">
            <text:p text:style-name="P3">MCTS</text:p>
          </table:table-cell>
          <table:table-cell table:style-name="Table1.A2" office:value-type="string">
            <text:p text:style-name="P3">100%</text:p>
          </table:table-cell>
          <table:table-cell table:style-name="Table1.A2" office:value-type="string">
            <text:p text:style-name="P3">95%</text:p>
          </table:table-cell>
          <table:table-cell table:style-name="Table1.D2" office:value-type="string">
            <text:p text:style-name="P3">80%</text:p>
          </table:table-cell>
        </table:table-row>
      </table:table>
      <text:p text:style-name="P1"/>
      <text:p text:style-name="P4">I used the ‘fair_matches’ flag, because I wanted to have a more objective assessment over my first move strategy (greedy).</text:p>
      <text:p text:style-name="P1">It cleary shows better performance then Random or Greedy as expected, even if it may happen that even a Greedy behavior can be sometimes successful.</text:p>
      <text:p text:style-name="P1">It shows a certain advantage also with respect to MiniMax, <text:span text:style-name="T2">which I consider my </text:span><text:span text:style-name="T3">baseline</text:span>, as <text:span text:style-name="T1">it makes a more effective search of the most promising moves through random sampl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03:04:00.677772244</meta:creation-date>
    <dc:date>2020-05-17T09:50:28.506058826</dc:date>
    <meta:editing-duration>PT2M46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3" meta:word-count="110" meta:character-count="661" meta:non-whitespace-character-count="563"/>
  </office:meta>
</office:document-meta>
</file>